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Основнойшрифтабзаца" style:family="text">
      <style:text-properties style:font-name="Times New Roman" fo:font-weight="bold" style:font-weight-asian="bold" style:font-weight-complex="bold" fo:font-size="14pt" style:font-size-asian="14pt" style:font-size-complex="14pt"/>
    </style:style>
    <style:style style:name="T3" style:parent-style-name="Основнойшрифтабзаца" style:family="text">
      <style:text-properties fo:language="ru" fo:country="RU"/>
    </style:style>
    <style:style style:name="T4" style:parent-style-name="Основнойшрифтабзаца" style:family="text">
      <style:text-properties fo:language="ru" fo:country="RU"/>
    </style:style>
    <style:style style:name="T5" style:parent-style-name="Основнойшрифтабзаца" style:family="text">
      <style:text-properties fo:language="ru" fo:country="RU"/>
    </style:style>
    <style:style style:name="T6" style:parent-style-name="Основнойшрифтабзаца" style:family="text">
      <style:text-properties fo:language="ru" fo:country="RU"/>
    </style:style>
    <style:style style:name="T7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8" style:parent-style-name="Основнойшрифтабзаца" style:family="text">
      <style:text-properties fo:font-weight="bold" style:font-weight-asian="bold" style:font-weight-complex="bold"/>
    </style:style>
    <style:style style:name="T9" style:parent-style-name="Основнойшрифтабзаца" style:family="text">
      <style:text-properties fo:font-weight="bold" style:font-weight-asian="bold" style:font-weight-complex="bold" fo:language="ru" fo:country="RU"/>
    </style:style>
    <style:style style:name="T10" style:parent-style-name="Основнойшрифтабзаца" style:family="text">
      <style:text-properties fo:language="ru" fo:country="RU"/>
    </style:style>
    <style:style style:name="T11" style:parent-style-name="Основнойшрифтабзаца" style:family="text">
      <style:text-properties fo:language="ru" fo:country="RU"/>
    </style:style>
    <style:style style:name="T12" style:parent-style-name="Основнойшрифтабзаца" style:family="text">
      <style:text-properties fo:language="ru" fo:country="RU"/>
    </style:style>
    <style:style style:name="T13" style:parent-style-name="Основнойшрифтабзаца" style:family="text">
      <style:text-properties fo:language="ru" fo:country="RU"/>
    </style:style>
    <style:style style:name="T14" style:parent-style-name="Основнойшрифтабзаца" style:family="text">
      <style:text-properties fo:language="ru" fo:country="RU"/>
    </style:style>
    <style:style style:name="T15" style:parent-style-name="Основнойшрифтабзаца" style:family="text">
      <style:text-properties fo:language="ru" fo:country="RU"/>
    </style:style>
    <style:style style:name="T16" style:parent-style-name="Основнойшрифтабзаца" style:family="text">
      <style:text-properties fo:language="ru" fo:country="RU"/>
    </style:style>
    <style:style style:name="T17" style:parent-style-name="Основнойшрифтабзаца" style:family="text">
      <style:text-properties fo:language="ru" fo:country="RU"/>
    </style:style>
    <style:style style:name="T18" style:parent-style-name="Основнойшрифтабзаца" style:family="text">
      <style:text-properties fo:language="ru" fo:country="RU"/>
    </style:style>
    <style:style style:name="T19" style:parent-style-name="Основнойшрифтабзаца" style:family="text">
      <style:text-properties fo:language="ru" fo:country="RU"/>
    </style:style>
    <style:style style:name="T20" style:parent-style-name="Основнойшрифтабзаца" style:family="text">
      <style:text-properties fo:language="ru" fo:country="RU"/>
    </style:style>
    <style:style style:name="T21" style:parent-style-name="Основнойшрифтабзаца" style:family="text">
      <style:text-properties fo:language="ru" fo:country="RU"/>
    </style:style>
    <style:style style:name="T22" style:parent-style-name="Основнойшрифтабзаца" style:family="text">
      <style:text-properties fo:language="ru" fo:country="RU"/>
    </style:style>
    <style:style style:name="T23" style:parent-style-name="Основнойшрифтабзаца" style:family="text">
      <style:text-properties fo:language="ru" fo:country="RU"/>
    </style:style>
    <style:style style:name="T24" style:parent-style-name="Основнойшрифтабзаца" style:family="text">
      <style:text-properties fo:language="ru" fo:country="RU"/>
    </style:style>
    <style:style style:name="T25" style:parent-style-name="Основнойшрифтабзаца" style:family="text">
      <style:text-properties fo:language="ru" fo:country="RU"/>
    </style:style>
    <style:style style:name="T26" style:parent-style-name="Основнойшрифтабзаца" style:family="text">
      <style:text-properties fo:language="ru" fo:country="RU"/>
    </style:style>
    <style:style style:name="T27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28" style:parent-style-name="Основнойшрифтабзаца" style:family="text">
      <style:text-properties fo:language="ru" fo:country="RU"/>
    </style:style>
    <style:style style:name="T29" style:parent-style-name="Основнойшрифтабзаца" style:family="text">
      <style:text-properties fo:language="ru" fo:country="RU"/>
    </style:style>
    <style:style style:name="T30" style:parent-style-name="Основнойшрифтабзаца" style:family="text">
      <style:text-properties fo:language="ru" fo:country="RU"/>
    </style:style>
    <style:style style:name="T31" style:parent-style-name="Основнойшрифтабзаца" style:family="text">
      <style:text-properties fo:language="ru" fo:country="RU"/>
    </style:style>
    <style:style style:name="T32" style:parent-style-name="Основнойшрифтабзаца" style:family="text">
      <style:text-properties fo:language="ru" fo:country="RU"/>
    </style:style>
    <style:style style:name="T33" style:parent-style-name="Основнойшрифтабзаца" style:family="text">
      <style:text-properties fo:language="ru" fo:country="RU"/>
    </style:style>
    <style:style style:name="T34" style:parent-style-name="Основнойшрифтабзаца" style:family="text">
      <style:text-properties fo:language="ru" fo:country="RU"/>
    </style:style>
    <style:style style:name="T35" style:parent-style-name="Основнойшрифтабзаца" style:family="text">
      <style:text-properties fo:language="ru" fo:country="RU"/>
    </style:style>
    <style:style style:name="T36" style:parent-style-name="Основнойшрифтабзаца" style:family="text">
      <style:text-properties fo:language="be" fo:country="BY"/>
    </style:style>
    <style:style style:name="T37" style:parent-style-name="Основнойшрифтабзаца" style:family="text">
      <style:text-properties fo:language="ru" fo:country="RU"/>
    </style:style>
    <style:style style:name="T38" style:parent-style-name="Основнойшрифтабзаца" style:family="text">
      <style:text-properties fo:language="be" fo:country="BY"/>
    </style:style>
    <style:style style:name="T39" style:parent-style-name="Основнойшрифтабзаца" style:family="text">
      <style:text-properties fo:language="ru" fo:country="RU"/>
    </style:style>
    <style:style style:name="T40" style:parent-style-name="Основнойшрифтабзаца" style:family="text">
      <style:text-properties fo:language="be" fo:country="BY"/>
    </style:style>
    <style:style style:name="T41" style:parent-style-name="Основнойшрифтабзаца" style:family="text">
      <style:text-properties fo:language="ru" fo:country="RU"/>
    </style:style>
    <style:style style:name="T42" style:parent-style-name="Основнойшрифтабзаца" style:family="text">
      <style:text-properties fo:language="ru" fo:country="RU"/>
    </style:style>
    <style:style style:name="T43" style:parent-style-name="Основнойшрифтабзаца" style:family="text">
      <style:text-properties fo:language="ru" fo:country="RU"/>
    </style:style>
    <style:style style:name="T44" style:parent-style-name="Основнойшрифтабзаца" style:family="text">
      <style:text-properties fo:language="ru" fo:country="RU"/>
    </style:style>
    <style:style style:name="T45" style:parent-style-name="Основнойшрифтабзаца" style:family="text">
      <style:text-properties fo:language="be" fo:country="BY"/>
    </style:style>
    <style:style style:name="T46" style:parent-style-name="Основнойшрифтабзаца" style:family="text">
      <style:text-properties fo:language="ru" fo:country="RU"/>
    </style:style>
    <style:style style:name="T47" style:parent-style-name="Основнойшрифтабзаца" style:family="text">
      <style:text-properties fo:language="ru" fo:country="RU"/>
    </style:style>
    <style:style style:name="T48" style:parent-style-name="Основнойшрифтабзаца" style:family="text">
      <style:text-properties fo:language="ru" fo:country="RU"/>
    </style:style>
    <style:style style:name="T49" style:parent-style-name="Основнойшрифтабзаца" style:family="text">
      <style:text-properties fo:language="ru" fo:country="RU"/>
    </style:style>
    <style:style style:name="T50" style:parent-style-name="Основнойшрифтабзаца" style:family="text">
      <style:text-properties fo:language="ru" fo:country="RU"/>
    </style:style>
    <style:style style:name="T51" style:parent-style-name="Основнойшрифтабзаца" style:family="text">
      <style:text-properties fo:language="be" fo:country="BY"/>
    </style:style>
    <style:style style:name="T52" style:parent-style-name="Основнойшрифтабзаца" style:family="text">
      <style:text-properties fo:language="ru" fo:country="RU"/>
    </style:style>
    <style:style style:name="T53" style:parent-style-name="Основнойшрифтабзаца" style:family="text">
      <style:text-properties fo:language="ru" fo:country="RU"/>
    </style:style>
    <style:style style:name="T54" style:parent-style-name="Основнойшрифтабзаца" style:family="text">
      <style:text-properties fo:language="ru" fo:country="RU"/>
    </style:style>
    <style:style style:name="T5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56" style:parent-style-name="Основнойшрифтабзаца" style:family="text">
      <style:text-properties fo:language="ru" fo:country="RU"/>
    </style:style>
    <style:style style:name="T57" style:parent-style-name="Основнойшрифтабзаца" style:family="text">
      <style:text-properties fo:language="ru" fo:country="RU"/>
    </style:style>
    <style:style style:name="T58" style:parent-style-name="Основнойшрифтабзаца" style:family="text">
      <style:text-properties fo:language="ru" fo:country="RU"/>
    </style:style>
    <style:style style:name="T59" style:parent-style-name="Основнойшрифтабзаца" style:family="text">
      <style:text-properties fo:language="ru" fo:country="RU"/>
    </style:style>
    <style:style style:name="T60" style:parent-style-name="Основнойшрифтабзаца" style:family="text">
      <style:text-properties fo:language="be" fo:country="BY"/>
    </style:style>
    <style:style style:name="T61" style:parent-style-name="Основнойшрифтабзаца" style:family="text">
      <style:text-properties fo:language="ru" fo:country="RU"/>
    </style:style>
    <style:style style:name="T62" style:parent-style-name="Основнойшрифтабзаца" style:family="text">
      <style:text-properties fo:language="be" fo:country="BY"/>
    </style:style>
    <style:style style:name="T63" style:parent-style-name="Основнойшрифтабзаца" style:family="text">
      <style:text-properties fo:language="ru" fo:country="RU"/>
    </style:style>
    <style:style style:name="T64" style:parent-style-name="Основнойшрифтабзаца" style:family="text">
      <style:text-properties fo:language="ru" fo:country="RU"/>
    </style:style>
    <style:style style:name="T65" style:parent-style-name="Основнойшрифтабзаца" style:family="text">
      <style:text-properties fo:language="ru" fo:country="RU"/>
    </style:style>
    <style:style style:name="T66" style:parent-style-name="Основнойшрифтабзаца" style:family="text">
      <style:text-properties fo:language="ru" fo:country="RU"/>
    </style:style>
    <style:style style:name="T67" style:parent-style-name="Основнойшрифтабзаца" style:family="text">
      <style:text-properties fo:language="be" fo:country="BY"/>
    </style:style>
    <style:style style:name="T68" style:parent-style-name="Основнойшрифтабзаца" style:family="text">
      <style:text-properties fo:language="ru" fo:country="RU"/>
    </style:style>
    <style:style style:name="T69" style:parent-style-name="Основнойшрифтабзаца" style:family="text">
      <style:text-properties fo:language="ru" fo:country="RU"/>
    </style:style>
    <style:style style:name="T70" style:parent-style-name="Основнойшрифтабзаца" style:family="text">
      <style:text-properties fo:language="ru" fo:country="RU"/>
    </style:style>
    <style:style style:name="T71" style:parent-style-name="Основнойшрифтабзаца" style:family="text">
      <style:text-properties fo:language="ru" fo:country="RU"/>
    </style:style>
    <style:style style:name="T72" style:parent-style-name="Основнойшрифтабзаца" style:family="text">
      <style:text-properties fo:language="be" fo:country="BY"/>
    </style:style>
    <style:style style:name="T73" style:parent-style-name="Основнойшрифтабзаца" style:family="text">
      <style:text-properties fo:language="ru" fo:country="RU"/>
    </style:style>
    <style:style style:name="T74" style:parent-style-name="Основнойшрифтабзаца" style:family="text">
      <style:text-properties fo:language="ru" fo:country="RU"/>
    </style:style>
    <style:style style:name="T75" style:parent-style-name="Основнойшрифтабзаца" style:family="text">
      <style:text-properties fo:language="ru" fo:country="RU"/>
    </style:style>
    <style:style style:name="T76" style:parent-style-name="Основнойшрифтабзаца" style:family="text">
      <style:text-properties fo:language="ru" fo:country="RU"/>
    </style:style>
    <style:style style:name="T77" style:parent-style-name="Основнойшрифтабзаца" style:family="text">
      <style:text-properties fo:language="ru" fo:country="RU"/>
    </style:style>
    <style:style style:name="T78" style:parent-style-name="Основнойшрифтабзаца" style:family="text">
      <style:text-properties fo:language="ru" fo:country="RU"/>
    </style:style>
    <style:style style:name="T79" style:parent-style-name="Основнойшрифтабзаца" style:family="text">
      <style:text-properties fo:language="ru" fo:country="RU"/>
    </style:style>
    <style:style style:name="T80" style:parent-style-name="Основнойшрифтабзаца" style:family="text">
      <style:text-properties fo:language="ru" fo:country="RU"/>
    </style:style>
    <style:style style:name="T81" style:parent-style-name="Основнойшрифтабзаца" style:family="text">
      <style:text-properties fo:language="ru" fo:country="RU"/>
    </style:style>
    <style:style style:name="T8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8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84" style:parent-style-name="Основнойшрифтабзаца" style:family="text">
      <style:text-properties fo:language="ru" fo:country="RU"/>
    </style:style>
    <style:style style:name="T85" style:parent-style-name="Основнойшрифтабзаца" style:family="text">
      <style:text-properties fo:language="ru" fo:country="RU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language="ru" fo:country="RU"/>
    </style:style>
    <style:style style:name="T88" style:parent-style-name="Основнойшрифтабзаца" style:family="text">
      <style:text-properties fo:language="be" fo:country="BY"/>
    </style:style>
    <style:style style:name="T89" style:parent-style-name="Основнойшрифтабзаца" style:family="text">
      <style:text-properties fo:language="ru" fo:country="RU"/>
    </style:style>
    <style:style style:name="T90" style:parent-style-name="Основнойшрифтабзаца" style:family="text">
      <style:text-properties fo:language="be" fo:country="BY"/>
    </style:style>
    <style:style style:name="T91" style:parent-style-name="Основнойшрифтабзаца" style:family="text">
      <style:text-properties fo:language="ru" fo:country="RU"/>
    </style:style>
    <style:style style:name="T92" style:parent-style-name="Основнойшрифтабзаца" style:family="text">
      <style:text-properties fo:language="ru" fo:country="RU"/>
    </style:style>
    <style:style style:name="T93" style:parent-style-name="Основнойшрифтабзаца" style:family="text">
      <style:text-properties fo:language="ru" fo:country="RU"/>
    </style:style>
    <style:style style:name="T94" style:parent-style-name="Основнойшрифтабзаца" style:family="text">
      <style:text-properties fo:language="ru" fo:country="RU"/>
    </style:style>
    <style:style style:name="T95" style:parent-style-name="Основнойшрифтабзаца" style:family="text">
      <style:text-properties fo:language="ru" fo:country="RU"/>
    </style:style>
    <style:style style:name="T96" style:parent-style-name="Основнойшрифтабзаца" style:family="text">
      <style:text-properties fo:language="ru" fo:country="RU"/>
    </style:style>
    <style:style style:name="T97" style:parent-style-name="Основнойшрифтабзаца" style:family="text">
      <style:text-properties fo:language="ru" fo:country="RU"/>
    </style:style>
    <style:style style:name="T98" style:parent-style-name="Основнойшрифтабзаца" style:family="text">
      <style:text-properties fo:language="ru" fo:country="RU"/>
    </style:style>
    <style:style style:name="T99" style:parent-style-name="Основнойшрифтабзаца" style:family="text">
      <style:text-properties fo:language="ru" fo:country="RU"/>
    </style:style>
    <style:style style:name="T100" style:parent-style-name="Основнойшрифтабзаца" style:family="text">
      <style:text-properties fo:language="ru" fo:country="RU"/>
    </style:style>
    <style:style style:name="T101" style:parent-style-name="Основнойшрифтабзаца" style:family="text">
      <style:text-properties fo:language="ru" fo:country="RU"/>
    </style:style>
    <style:style style:name="T102" style:parent-style-name="Основнойшрифтабзаца" style:family="text">
      <style:text-properties fo:language="ru" fo:country="RU"/>
    </style:style>
    <style:style style:name="T103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/>
    </style:style>
    <style:style style:name="T10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06" style:parent-style-name="Основнойшрифтабзаца" style:family="text">
      <style:text-properties fo:language="ru" fo:country="RU"/>
    </style:style>
    <style:style style:name="T107" style:parent-style-name="Основнойшрифтабзаца" style:family="text">
      <style:text-properties fo:language="ru" fo:country="RU"/>
    </style:style>
    <style:style style:name="T108" style:parent-style-name="Основнойшрифтабзаца" style:family="text">
      <style:text-properties fo:language="ru" fo:country="RU"/>
    </style:style>
    <style:style style:name="T109" style:parent-style-name="Основнойшрифтабзаца" style:family="text">
      <style:text-properties fo:language="ru" fo:country="RU"/>
    </style:style>
    <style:style style:name="T110" style:parent-style-name="Основнойшрифтабзаца" style:family="text">
      <style:text-properties fo:language="ru" fo:country="RU"/>
    </style:style>
    <style:style style:name="T111" style:parent-style-name="Основнойшрифтабзаца" style:family="text">
      <style:text-properties fo:language="ru" fo:country="RU"/>
    </style:style>
    <style:style style:name="T112" style:parent-style-name="Основнойшрифтабзаца" style:family="text">
      <style:text-properties fo:language="ru" fo:country="RU"/>
    </style:style>
    <style:style style:name="T113" style:parent-style-name="Основнойшрифтабзаца" style:family="text">
      <style:text-properties fo:language="ru" fo:country="RU"/>
    </style:style>
    <style:style style:name="T114" style:parent-style-name="Основнойшрифтабзаца" style:family="text">
      <style:text-properties fo:language="ru" fo:country="RU"/>
    </style:style>
    <style:style style:name="T115" style:parent-style-name="Основнойшрифтабзаца" style:family="text">
      <style:text-properties fo:language="ru" fo:country="RU"/>
    </style:style>
    <style:style style:name="T116" style:parent-style-name="Основнойшрифтабзаца" style:family="text">
      <style:text-properties fo:language="ru" fo:country="RU"/>
    </style:style>
    <style:style style:name="T117" style:parent-style-name="Основнойшрифтабзаца" style:family="text">
      <style:text-properties fo:language="ru" fo:country="RU"/>
    </style:style>
    <style:style style:name="T118" style:parent-style-name="Основнойшрифтабзаца" style:family="text">
      <style:text-properties fo:language="ru" fo:country="RU"/>
    </style:style>
    <style:style style:name="T119" style:parent-style-name="Основнойшрифтабзаца" style:family="text">
      <style:text-properties fo:language="ru" fo:country="RU"/>
    </style:style>
    <style:style style:name="T120" style:parent-style-name="Основнойшрифтабзаца" style:family="text">
      <style:text-properties fo:language="ru" fo:country="RU"/>
    </style:style>
    <style:style style:name="T121" style:parent-style-name="Основнойшрифтабзаца" style:family="text">
      <style:text-properties fo:language="ru" fo:country="RU"/>
    </style:style>
    <style:style style:name="T122" style:parent-style-name="Основнойшрифтабзаца" style:family="text">
      <style:text-properties fo:language="ru" fo:country="RU"/>
    </style:style>
    <style:style style:name="T123" style:parent-style-name="Основнойшрифтабзаца" style:family="text">
      <style:text-properties fo:language="ru" fo:country="RU"/>
    </style:style>
    <style:style style:name="T124" style:parent-style-name="Основнойшрифтабзаца" style:family="text">
      <style:text-properties fo:language="ru" fo:country="RU"/>
    </style:style>
    <style:style style:name="T125" style:parent-style-name="Основнойшрифтабзаца" style:family="text">
      <style:text-properties fo:language="ru" fo:country="RU"/>
    </style:style>
    <style:style style:name="T126" style:parent-style-name="Основнойшрифтабзаца" style:family="text">
      <style:text-properties fo:language="ru" fo:country="RU"/>
    </style:style>
    <style:style style:name="T127" style:parent-style-name="Основнойшрифтабзаца" style:family="text">
      <style:text-properties fo:language="ru" fo:country="RU"/>
    </style:style>
    <style:style style:name="T128" style:parent-style-name="Основнойшрифтабзаца" style:family="text">
      <style:text-properties fo:language="ru" fo:country="RU"/>
    </style:style>
    <style:style style:name="T129" style:parent-style-name="Основнойшрифтабзаца" style:family="text">
      <style:text-properties fo:language="ru" fo:country="RU"/>
    </style:style>
    <style:style style:name="T130" style:parent-style-name="Основнойшрифтабзаца" style:family="text">
      <style:text-properties fo:language="ru" fo:country="RU"/>
    </style:style>
    <style:style style:name="T131" style:parent-style-name="Основнойшрифтабзаца" style:family="text">
      <style:text-properties fo:language="ru" fo:country="RU"/>
    </style:style>
    <style:style style:name="T132" style:parent-style-name="Основнойшрифтабзаца" style:family="text">
      <style:text-properties fo:language="ru" fo:country="RU"/>
    </style:style>
    <style:style style:name="T133" style:parent-style-name="Основнойшрифтабзаца" style:family="text">
      <style:text-properties fo:language="ru" fo:country="RU"/>
    </style:style>
    <style:style style:name="T134" style:parent-style-name="Основнойшрифтабзаца" style:family="text">
      <style:text-properties fo:language="ru" fo:country="RU"/>
    </style:style>
    <style:style style:name="T135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36" style:parent-style-name="Основнойшрифтабзаца" style:family="text">
      <style:text-properties fo:language="ru" fo:country="RU"/>
    </style:style>
    <style:style style:name="T137" style:parent-style-name="Основнойшрифтабзаца" style:family="text">
      <style:text-properties fo:language="ru" fo:country="RU"/>
    </style:style>
    <style:style style:name="T138" style:parent-style-name="Основнойшрифтабзаца" style:family="text">
      <style:text-properties fo:language="ru" fo:country="RU"/>
    </style:style>
    <style:style style:name="T139" style:parent-style-name="Основнойшрифтабзаца" style:family="text">
      <style:text-properties fo:language="ru" fo:country="RU"/>
    </style:style>
    <style:style style:name="T140" style:parent-style-name="Основнойшрифтабзаца" style:family="text">
      <style:text-properties fo:language="ru" fo:country="RU"/>
    </style:style>
    <style:style style:name="T141" style:parent-style-name="Основнойшрифтабзаца" style:family="text">
      <style:text-properties fo:language="ru" fo:country="RU"/>
    </style:style>
    <style:style style:name="T142" style:parent-style-name="Основнойшрифтабзаца" style:family="text">
      <style:text-properties fo:language="ru" fo:country="RU"/>
    </style:style>
    <style:style style:name="T143" style:parent-style-name="Основнойшрифтабзаца" style:family="text">
      <style:text-properties fo:language="ru" fo:country="RU"/>
    </style:style>
    <style:style style:name="T144" style:parent-style-name="Основнойшрифтабзаца" style:family="text">
      <style:text-properties fo:language="be" fo:country="BY"/>
    </style:style>
    <style:style style:name="T145" style:parent-style-name="Основнойшрифтабзаца" style:family="text">
      <style:text-properties fo:language="ru" fo:country="RU"/>
    </style:style>
    <style:style style:name="T146" style:parent-style-name="Основнойшрифтабзаца" style:family="text">
      <style:text-properties fo:language="ru" fo:country="RU"/>
    </style:style>
    <style:style style:name="T147" style:parent-style-name="Основнойшрифтабзаца" style:family="text">
      <style:text-properties fo:language="ru" fo:country="RU"/>
    </style:style>
    <style:style style:name="T148" style:parent-style-name="Основнойшрифтабзаца" style:family="text">
      <style:text-properties fo:language="ru" fo:country="RU"/>
    </style:style>
    <style:style style:name="T149" style:parent-style-name="Основнойшрифтабзаца" style:family="text">
      <style:text-properties fo:language="ru" fo:country="RU"/>
    </style:style>
    <style:style style:name="T150" style:parent-style-name="Основнойшрифтабзаца" style:family="text">
      <style:text-properties fo:language="be" fo:country="BY"/>
    </style:style>
    <style:style style:name="T151" style:parent-style-name="Основнойшрифтабзаца" style:family="text">
      <style:text-properties fo:language="ru" fo:country="RU"/>
    </style:style>
    <style:style style:name="T152" style:parent-style-name="Основнойшрифтабзаца" style:family="text">
      <style:text-properties fo:language="be" fo:country="BY"/>
    </style:style>
    <style:style style:name="T153" style:parent-style-name="Основнойшрифтабзаца" style:family="text">
      <style:text-properties fo:language="ru" fo:country="RU"/>
    </style:style>
    <style:style style:name="T154" style:parent-style-name="Основнойшрифтабзаца" style:family="text">
      <style:text-properties fo:language="be" fo:country="BY"/>
    </style:style>
    <style:style style:name="T155" style:parent-style-name="Основнойшрифтабзаца" style:family="text">
      <style:text-properties fo:language="ru" fo:country="RU"/>
    </style:style>
    <style:style style:name="T156" style:parent-style-name="Основнойшрифтабзаца" style:family="text">
      <style:text-properties fo:language="ru" fo:country="RU"/>
    </style:style>
    <style:style style:name="T157" style:parent-style-name="Основнойшрифтабзаца" style:family="text">
      <style:text-properties fo:language="ru" fo:country="RU"/>
    </style:style>
    <style:style style:name="T15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fo:language="ru" fo:country="RU"/>
    </style:style>
    <style:style style:name="T159" style:parent-style-name="Основнойшрифтабзаца" style:family="text">
      <style:text-properties fo:language="ru" fo:country="RU"/>
    </style:style>
    <style:style style:name="T160" style:parent-style-name="Основнойшрифтабзаца" style:family="text">
      <style:text-properties fo:language="ru" fo:country="RU"/>
    </style:style>
    <style:style style:name="T161" style:parent-style-name="Основнойшрифтабзаца" style:family="text">
      <style:text-properties fo:language="ru" fo:country="RU"/>
    </style:style>
    <style:style style:name="T162" style:parent-style-name="Основнойшрифтабзаца" style:family="text">
      <style:text-properties fo:language="be" fo:country="BY"/>
    </style:style>
    <style:style style:name="T163" style:parent-style-name="Основнойшрифтабзаца" style:family="text">
      <style:text-properties fo:language="ru" fo:country="RU"/>
    </style:style>
    <style:style style:name="T164" style:parent-style-name="Основнойшрифтабзаца" style:family="text">
      <style:text-properties fo:language="ru" fo:country="RU"/>
    </style:style>
  </office:automatic-styles>
  <office:body>
    <office:text text:use-soft-page-breaks="true">
      <text:p text:style-name="P1"><text:span text:style-name="T2">Гісторыя стварэння і поспеху прыкладання MSQRD</text:span><text:line-break/><text:line-break/>Гісторыя стварэння прыкладання MSQRD (Masquerade) - гэта дзіўны прыклад таго, як спалучэнне інавацый, таленту і настойлівасці можа ператварыцца ў сусветную сенсацыю. MSQRD<text:span text:style-name="T3"><text:s/>стала адным з<text:s/></text:span><text:span text:style-name="T4">самых папулярных прыкладанняў для мабільных прылад, і яго гісторыя заслугоўвае асобнай увагі.</text:span><text:span text:style-name="T5"><text:line-break/></text:span><text:span text:style-name="T6"><text:line-break/></text:span><text:span text:style-name="T7">Перадгісторыя: хто стаяў за стварэннем<text:s/></text:span><text:span text:style-name="T8">MSQRD</text:span><text:span text:style-name="T9">?</text:span><text:span text:style-name="T10"><text:line-break/></text:span><text:span text:style-name="T11"><text:line-break/></text:span><text:span text:style-name="T12">Каб зразумець, як з'явілася прыкладанне<text:s/></text:span>MSQRD<text:span text:style-name="T13">, трэба пазнаёміцца з яго стваральнікамі — Яўгенам Неўгенам, Сяргеем Ганчаром і Юрыем Мельнічакам. Усе трое — вопытныя распрацоўшчыкі з Беларусі, кожны з якіх ужо меў за плячыма<text:s/></text:span><text:span text:style-name="T14">шмат</text:span><text:span text:style-name="T15"><text:s/>працы ў розных тэхналагічных праектах.</text:span><text:span text:style-name="T16"><text:line-break/></text:span><text:span text:style-name="T17"><text:line-break/></text:span><text:span text:style-name="T18">Яўген Неўген, галоўны ідэолаг праекта, раней займаўся распрацоўкай праграмнага забеспячэння ў галіне штучнага інтэлекту і апрацоўкі малюнкаў. Ён быў натхнёны тым, як тэхналогіі могуць змяняць жыццё людзей і спрашчаць выкананне паўсядзённых задач. У сваім мінулым Яўген сутыкаўся з рознымі прыкладаннямі, але менавіта захапленне мабільнымі тэхналогіямі і дапоўненай рэальнасцю прывяло яго да ідэі стварэння<text:s/></text:span>MSQRD<text:span text:style-name="T19">.</text:span><text:span text:style-name="T20"><text:line-break/></text:span><text:span text:style-name="T21"><text:line-break/></text:span><text:span text:style-name="T22">Сяргей Ганчар і Юрый Мельнічак таксама ўнеслі значны ўклад у распрацоўку<text:s/></text:span>MSQRD<text:span text:style-name="T23">. Сяргей, які адказваў за тэхнічную частку праекта, быў вядомы як спецыяліст па кампутарным зроку і алгарытмах распазнання асоб. Яго вопыт дазволіў стварыць унікальны прадукт, які стаў асновай поспеху прыкладання. Юрый Мельнічак, у сваю чаргу, быў адказны за стратэгічнае планаванне і маркетынг, што адыграла важную ролю ў папулярызацыі<text:s/></text:span>MSQRD<text:span text:style-name="T24">.</text:span><text:span text:style-name="T25"><text:line-break/></text:span><text:span text:style-name="T26"><text:line-break/></text:span><text:span text:style-name="T27">Нараджэнне ідэі: натхненне і першыя крокі</text:span><text:span text:style-name="T28"><text:line-break/></text:span><text:span text:style-name="T29"><text:line-break/></text:span><text:span text:style-name="T30">Ідэя<text:s/></text:span>MSQRD<text:span text:style-name="T31"><text:s/>нарадзілася ў 2015 годзе.<text:s/></text:span><text:span text:style-name="T32">На той момант у свеце мабільных прыкладанняў ужо існавалі папулярныя сэрвісы, такія як<text:s/></text:span>Instagram<text:span text:style-name="T33"><text:s/>і<text:s/></text:span>Snapchat<text:span text:style-name="T34">, якія прапаноўвалі карыстальнікам розныя фільтры для фатаграфій. Аднак, нягледзячы на гэта, каманда<text:s/></text:span>MSQRD<text:span text:style-name="T35"><text:s/>заўважыла, што карыстальнікі хочуць большага</text:span><text:span text:style-name="T36"><text:s/></text:span><text:span text:style-name="T37">— яны хочуць не проста паляпшаць свае фатаграфіі, але і ператвараць сябе ў розных персанажаў, жывёл або фантастычны</text:span><text:span text:style-name="T38">х</text:span><text:span text:style-name="T39"><text:s/>істот</text:span><text:span text:style-name="T40">аў</text:span><text:span text:style-name="T41">.</text:span><text:span text:style-name="T42"><text:line-break/></text:span><text:span text:style-name="T43"><text:line-break/></text:span><text:span text:style-name="T44">Распазнаванне асоб і дапоўненая рэальнасць</text:span><text:span text:style-name="T45"><text:s/></text:span><text:span text:style-name="T46">— гэта ключавыя тэхналогіі, на якіх каманда вырашыла засяродзіцца. Яўген Неўген і яго калегі зразумелі, што спалучэнне гэтых двух напрамкаў можа стварыць унікальны прадукт, здольны пацешыць мільёны людзей па ўсім свеце.<text:s/></text:span><text:span text:style-name="T47">Але важным аспектам была рэалізацыя гэтай ідэі: неабходна было стварыць прыкладанне, якое было б не толькі тэхналагічна прасунутым, але і простым ў выкарыстанні.</text:span><text:span text:style-name="T48"><text:line-break/></text:span><text:span text:style-name="T49"><text:line-break/></text:span><text:span text:style-name="T50">Распрацоўка прыкладання пачалася ў канцы 2015 года. Каманда працавала над стварэннем алгарытмаў, якія маглі б дакладна распазнаваць асобы ў рэальным часе і накладваць на іх маскі,<text:s/></text:span><text:span text:style-name="T51">сачыць</text:span><text:span text:style-name="T52"><text:s/>за зменамі мімікі. Гэта патрабавала сур'ёзных вылічальных магутнасцяў і высокага ўзроўню дакладнасці. Адной з самых складаных задач было забеспячэнне стабільнай працы прыкладання на розных прыладах з рознай магутнасцю працэсара і камерай.</text:span><text:span text:style-name="T53"><text:line-break/></text:span><text:span text:style-name="T54"><text:line-break/></text:span><text:span text:style-name="T55">Запуск і першыя поспехі</text:span><text:span text:style-name="T56"><text:line-break/></text:span><text:span text:style-name="T57"><text:line-break/></text:span><text:span text:style-name="T58">Запуск<text:s/></text:span>MSQRD<text:span text:style-name="T59"><text:s/>адбыўся ў снежні 2015 года.<text:s/></text:span><text:span text:style-name="T60">Праграма</text:span><text:span text:style-name="T61"><text:s/>адразу прыцягнула ўвагу карыстальнікаў дзякуючы сваёй прастаце і унікальнасці. Карыстальнікі маглі ў рэальным часе накладваць маскі на свае твары і запісваць пацешныя відэа, які</text:span><text:span text:style-name="T62">мі</text:span><text:span text:style-name="T63"><text:s/>потым лёгка можна было падзяліцца ў сацыяльных сетках.</text:span><text:span text:style-name="T64"><text:line-break/></text:span><text:span text:style-name="T65"><text:line-break/></text:span><text:span text:style-name="T66">Адной з першых і найбольш папулярных масак стала маска Леанарда Ды Капрыа, якая асабліва спадабалася карыстальнікам. Маска дазваляла адчуць сябе на месцы знакамітага акцёра, прычым прыкладанне старанна адсочвала рух</text:span><text:span text:style-name="T67">і</text:span><text:span text:style-name="T68"><text:s/>твара і дакладна накладвала малюнак, што стварала эфект "ажыўлення" ладу.</text:span><text:span text:style-name="T69"><text:line-break/></text:span><text:span text:style-name="T70"><text:line-break/></text:span><text:span text:style-name="T71">Дадатак хутка стаў вірусным. Карыстальнікі дзяліліся сваімі<text:s/></text:span><text:span text:style-name="T72">в</text:span><text:span text:style-name="T73">ідэа з сябрамі і падпісчыкамі ў сацыяльных сетках, што стварала эфект ланцуговай рэакцыі.<text:s/></text:span><text:span text:style-name="T74">Неўзабаве<text:s/></text:span>MSQRD<text:span text:style-name="T75"><text:s/>узначаліла рэйтынгі загрузак у<text:s/></text:span>App<text:span text:style-name="T76"><text:s/></text:span>Store<text:span text:style-name="T77"><text:s/>і<text:s/></text:span>Google<text:span text:style-name="T78"><text:s/></text:span>Play<text:span text:style-name="T79"><text:s/>у дзясятках краін па ўсім свеце. Людзі ацанілі прастату выкарыстання і забаўляльны патэнцыял прыкладання.<text:s/></text:span><text:span text:style-name="T80"><text:line-break/></text:span><text:span text:style-name="T81"><text:line-break/></text:span><text:span text:style-name="T82">Тэхнічныя інавацыі: як працавала<text:s/></text:span><text:span text:style-name="T83">MSQRD</text:span><text:span text:style-name="T84"><text:line-break/></text:span><text:span text:style-name="T85"><text:line-break/></text:span><text:span text:style-name="T86">Зараз давайце паглыбімся ў тэхнічныя аспекты, якія зрабілі<text:s/></text:span>MSQRD<text:span text:style-name="T87"><text:s/>такім паспяховым. Асноўная інавацыя прыкладання заключалася ў алгарытмах распазнання асоб</text:span><text:span text:style-name="T88">ы</text:span><text:span text:style-name="T89"><text:s/>і накладанні масак. Каб маскі дакладна ішлі за рухамі асобы, каманда распрацавала складаныя алгарытмы, якія выкарыстоўваюць метады машыннага навуч</text:span><text:span text:style-name="T90">э</text:span><text:span text:style-name="T91">ння і камп'ютэрнага гледжання.</text:span><text:span text:style-name="T92"><text:line-break/></text:span><text:span text:style-name="T93"><text:line-break/></text:span><text:span text:style-name="T94">На аснове аналізу дадзеных з камеры прыкладання, алгарытмы распазнавалі ключавыя кропкі асобы, такія як вочы, нос і рот.<text:s/></text:span><text:span text:style-name="T95">Затым праграма накладвала на іх графіку, улічваючы змены кута нахілу галавы і выразы асобы. Усё гэта адбывалася практычна імгненна, што забяспечвала высокую якасць працы прыкладання на розных прыладах.</text:span><text:span text:style-name="T96"><text:line-break/></text:span><text:span text:style-name="T97"><text:line-break/></text:span><text:span text:style-name="T98">Акрамя таго,<text:s/></text:span>MSQRD<text:span text:style-name="T99"><text:s/>выкарыстоўвала перадавыя метады рэндэрынгу малюнкаў, што дазваляла маскам выглядаць максімальна рэалістычна.<text:s/></text:span><text:span text:style-name="T100">Распрацоўшчыкі ўлічвалі асаблівасці адлюстравання на экранах розных памераў і дазволаў, што забяспечвала стабільнасць працы на самых розных прыладах.</text:span><text:span text:style-name="T101"><text:line-break/></text:span><text:span text:style-name="T102"><text:line-break/></text:span><text:span text:style-name="T103">Набыццё<text:s/></text:span><text:span text:style-name="T104">Facebook</text:span><text:span text:style-name="T105">: наступны этап</text:span><text:span text:style-name="T106"><text:line-break/></text:span><text:span text:style-name="T107"><text:line-break/></text:span><text:span text:style-name="T108">Поспех<text:s/></text:span>MSQRD<text:span text:style-name="T109"><text:s/>не застаўся незаўважаным у свеце тэхналогій.<text:s/></text:span><text:span text:style-name="T110">У сакавіку 2016 года кампанія<text:s/></text:span>Facebook<text:span text:style-name="T111"><text:s/>набыла<text:s/></text:span>MSQRD<text:span text:style-name="T112">. Гэтая навіна ўзарвала тэхналагічныя СМІ, паколькі паказала, наколькі важным стаў рынак дапоўненай рэальнасці і фільтраў для сацыяльных сетак.</text:span><text:span text:style-name="T113"><text:line-break/></text:span><text:span text:style-name="T114"><text:line-break/></text:span><text:span text:style-name="T115">Дакладная сума ўгоды не была раскрытая, але вядома, што заснавальнікі<text:s/></text:span>MSQRD<text:span text:style-name="T116"><text:s/>далучыліся да каманды<text:s/></text:span>Facebook<text:span text:style-name="T117">.<text:s/></text:span><text:span text:style-name="T118">Яны працягнулі працу над развіццём тэхналогій<text:s/></text:span>MSQRD<text:span text:style-name="T119"><text:s/>ўжо ў складзе адной з найбуйнейшых тэхналагічных кампаній свету. Гэта быў важны крок не толькі для іх асабіста, але і для ўсёй індустрыі, паколькі<text:s/></text:span>Facebook<text:span text:style-name="T120"><text:s/>бачыў у гэтых тэхналогіях велізарны патэнцыял.</text:span><text:span text:style-name="T121"><text:line-break/></text:span><text:span text:style-name="T122"><text:line-break/></text:span><text:span text:style-name="T123">Пасля набыцця<text:s/></text:span>MSQRD<text:span text:style-name="T124">, тэхналогіі прыкладання пачалі інтэгравацца ў іншыя прадукты<text:s/></text:span>Facebook<text:span text:style-name="T125">, уключаючы<text:s/></text:span>Instagram<text:span text:style-name="T126"><text:s/>і<text:s/></text:span>Messenger<text:span text:style-name="T127">.<text:s/></text:span><text:span text:style-name="T128">Маскі і фільтры, заснаваныя на напрацоўках<text:s/></text:span>MSQRD<text:span text:style-name="T129">, сталі асновай для мноства функцый у гэтых прыкладаннях. Напрыклад, папулярныя сёння фільтры і маскі ў<text:s/></text:span>Instagram<text:span text:style-name="T130"><text:s/></text:span>Stories<text:span text:style-name="T131"><text:s/>шмат у чым абавязаны свайму існаванню тэхналогіях, распрацаваным камандай<text:s/></text:span>MSQRD<text:span text:style-name="T132">.</text:span><text:span text:style-name="T133"><text:line-break/></text:span><text:span text:style-name="T134"><text:line-break/></text:span><text:span text:style-name="T135">Ўплыў на індустрыю і спадчына</text:span><text:span text:style-name="T136"><text:line-break/></text:span><text:span text:style-name="T137"><text:line-break/></text:span>MSQRD<text:span text:style-name="T138"><text:s/>аказала значны ўплыў на развіццё індустрыі мабільных прыкладанняў і тэхналогій дапоўненай рэальнасці.<text:s/></text:span><text:span text:style-name="T139">Пасля яго поспеху шматлікія кампаніі пачалі актыўна развіваць напрамкі, звязаныя з фільтрамі і маскамі для фатаграфій і відэа. Гэта прывяло да з'яўлення мноства прыкладанняў і сэрвісаў, якія прапануюць аналагічныя функцыі.</text:span><text:span text:style-name="T140"><text:line-break/></text:span><text:span text:style-name="T141"><text:line-break/></text:span><text:span text:style-name="T142">Акрамя таго,<text:s/></text:span>MSQRD<text:span text:style-name="T143"><text:s/>паказала, што інавацыі могуць нарадзіцца ў самых нечаканых месцах. Беларуская каманда здолела стварыць прадукт сусветнага ўзроўню, які быў заўважаны і ацэнены найбуйнейшымі гульцамі на рынку. Гэта натхн</text:span><text:span text:style-name="T144">я</text:span><text:span text:style-name="T145">ла многіх іншых распрацоўшчыкаў на стварэнне ўласных праектаў і даказала, што талент і ўпартасць могуць прывесці да поспеху, незалежна ад месца знаходжання каманды.</text:span><text:span text:style-name="T146"><text:line-break/></text:span><text:span text:style-name="T147"><text:line-break/></text:span><text:span text:style-name="T148">Сёння тэхналогіі, распрацаваныя для<text:s/></text:span>MSQRD<text:span text:style-name="T149">, працягваюць выкарыстоўвацца ў самых розных прыкладаннях і сэрвісах. Яны сталі неад'емнай часткай карыста</text:span><text:span text:style-name="T150">льні</text:span><text:span text:style-name="T151">цкага досведу, і цяжка ўявіць сучасн</text:span><text:span text:style-name="T152">ую</text:span><text:span text:style-name="T153"><text:s/>лічбав</text:span><text:span text:style-name="T154">ую</text:span><text:span text:style-name="T155"><text:s/>прастору без іх.</text:span><text:span text:style-name="T156"><text:line-break/></text:span><text:span text:style-name="T157"><text:line-break/></text:span><text:span text:style-name="T158">Заключэнне</text:span><text:span text:style-name="T159"><text:line-break/></text:span><text:span text:style-name="T160"><text:line-break/></text:span><text:span text:style-name="T161">Гісторыя<text:s/></text:span>MSQRD<text:span text:style-name="T162"><text:s/></text:span><text:span text:style-name="T163">— гэта прыклад таго, як арыгінальная ідэя, падтрыманая талентам і зацятасцю, можа змяніць свет. Стваральнікі<text:s/></text:span>MSQRD<text:span text:style-name="T164"><text:s/>прадэманстравалі, як невялікі стартап з Беларусі можа стаць сусветным феноменам, прыцягнуць увагу найбуйнейшых тэхналагічных кампаній і змяніць індустрыю. Іх поспех працягвае натхняць распрацоўшчыкаў па ўсім свеце, паказваючы, што для дасягнення вялікіх мэтаў дастаткова верыць у сваю ідэю і не баяцца ісці наперад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689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ayato</meta:initial-creator>
    <dc:creator>Пользователь</dc:creator>
    <meta:creation-date>2024-09-06T19:30:00Z</meta:creation-date>
    <dc:date>2024-10-18T19:28:00Z</dc:date>
    <meta:template xlink:href="Normal" xlink:type="simple"/>
    <meta:editing-cycles>6</meta:editing-cycles>
    <meta:editing-duration>PT1140S</meta:editing-duration>
    <meta:document-statistic meta:page-count="1" meta:paragraph-count="14" meta:word-count="1069" meta:character-count="7150" meta:row-count="50" meta:non-whitespace-character-count="6095"/>
  </office:meta>
</office:document-meta>
</file>